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4A000002F02FD64F3B.png" manifest:media-type="image/png"/>
  <manifest:file-entry manifest:full-path="Pictures/100000010000054A000002F0D6576173.png" manifest:media-type="image/png"/>
  <manifest:file-entry manifest:full-path="Pictures/100000010000054A000002F0D278C6FD.png" manifest:media-type="image/png"/>
  <manifest:file-entry manifest:full-path="Pictures/100000010000054A000002F099FE025D.png" manifest:media-type="image/png"/>
  <manifest:file-entry manifest:full-path="Pictures/100000010000054A000002F072CEA387.png" manifest:media-type="image/png"/>
  <manifest:file-entry manifest:full-path="Pictures/100000010000054A000002F0E498A243.png" manifest:media-type="image/png"/>
  <manifest:file-entry manifest:full-path="Pictures/100000010000054A000002F03FC617E9.png" manifest:media-type="image/png"/>
  <manifest:file-entry manifest:full-path="Pictures/100000010000054A000002F0176BF15A.png" manifest:media-type="image/png"/>
  <manifest:file-entry manifest:full-path="Pictures/100000010000029100000287E8AA3A4F.png" manifest:media-type="image/png"/>
  <manifest:file-entry manifest:full-path="Pictures/100000010000054A000002F0B6B0FD0A.png" manifest:media-type="image/png"/>
  <manifest:file-entry manifest:full-path="Pictures/100000010000054A000002F029C697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ffffff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</style:style>
    <style:style style:name="T1" style:family="text">
      <style:text-properties fo:color="#000000" loext:opacity="100%" style:font-name="Liberation Sans1" fo:font-size="18pt" fo:font-weight="normal" style:font-name-asian="Liberation Sans1" style:font-size-asian="18pt" style:font-weight-asian="normal" style:font-name-complex="Liberation Sans1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-3.81cm" svg:y="0cm" svg:viewBox="0 0 20999 29700" draw:points="0,0 20999,0 20999,29700 0,29700">
          <text:p/>
          <text:p/>
        </draw:polygon>
        <draw:frame draw:style-name="gr2" draw:text-style-name="P3" draw:layer="layout" svg:width="2.364cm" svg:height="0.712cm" svg:x="4.425cm" svg:y="10.016cm">
          <draw:text-box>
            <text:p text:style-name="P2"><text:span text:style-name="T1">Authors:</text:span></text:p>
          </draw:text-box>
        </draw:frame>
        <draw:frame draw:style-name="gr2" draw:text-style-name="P3" draw:layer="layout" svg:width="12.609cm" svg:height="2.845cm" svg:x="0.325cm" svg:y="10.727cm">
          <draw:text-box>
            <text:p text:style-name="P2"><text:span text:style-name="T1"><text:tab/></text:span><text:span text:style-name="T1"><text:tab/></text:span><text:span text:style-name="T1"><text:tab/></text:span><text:span text:style-name="T1">Muuo Emmanuel</text:span></text:p>
            <text:p text:style-name="P2"><text:span text:style-name="T1"><text:tab/></text:span><text:span text:style-name="T1"><text:tab/></text:span><text:span text:style-name="T1"><text:tab/></text:span><text:span text:style-name="T1"><text:a xlink:href="mailto:emmanuelmuuo75@gmail.com" xlink:type="simple">emmanuelmuuo75@gmail.com</text:a></text:span></text:p>
            <text:p text:style-name="P2"><text:span text:style-name="T1"><text:tab/></text:span><text:span text:style-name="T1"><text:tab/></text:span><text:span text:style-name="T1"><text:tab/></text:span><text:span text:style-name="T1">Patrick Nakel</text:span></text:p>
            <text:p text:style-name="P2"><text:span text:style-name="T1"><text:tab/></text:span><text:span text:style-name="T1"><text:tab/></text:span><text:span text:style-name="T1"><text:tab/></text:span><text:span text:style-name="T1">leshirapatrick@gmail.com </text:span></text:p>
          </draw:text-box>
        </draw:frame>
      </draw:page>
      <draw:page draw:name="page2" draw:style-name="dp1" draw:master-page-name="master-page3">
        <draw:polygon draw:style-name="gr3" draw:text-style-name="P1" draw:layer="layout" svg:width="20.998cm" svg:height="29.699cm" svg:x="0cm" svg:y="0cm" svg:viewBox="0 0 20999 29700" draw:points="0,0 20999,0 20999,29700 0,29700">
          <text:p/>
        </draw:polygon>
        <draw:frame draw:style-name="gr4" draw:text-style-name="P4" draw:layer="layout" svg:width="18.998cm" svg:height="10.55cm" svg:x="1.163cm" svg:y="9.645cm">
          <draw:image xlink:href="Pictures/100000010000054A000002F029C69713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polygon draw:style-name="gr3" draw:text-style-name="P1" draw:layer="layout" svg:width="20.998cm" svg:height="29.699cm" svg:x="0cm" svg:y="0cm" svg:viewBox="0 0 20999 29700" draw:points="0,0 20999,0 20999,29700 0,29700">
          <text:p/>
        </draw:polygon>
        <draw:frame draw:style-name="gr4" draw:text-style-name="P4" draw:layer="layout" svg:width="17.381cm" svg:height="17.117cm" svg:x="1.972cm" svg:y="6.362cm">
          <draw:image xlink:href="Pictures/100000010000029100000287E8AA3A4F.png" xlink:type="simple" xlink:show="embed" xlink:actuate="onLoad" draw:mime-type="image/png">
            <text:p/>
          </draw:image>
        </draw:frame>
      </draw:page>
      <draw:page draw:name="page4" draw:style-name="dp1" draw:master-page-name="master-page3">
        <draw:polygon draw:style-name="gr3" draw:text-style-name="P1" draw:layer="layout" svg:width="20.998cm" svg:height="29.699cm" svg:x="0cm" svg:y="0cm" svg:viewBox="0 0 20999 29700" draw:points="0,0 20999,0 20999,29700 0,29700">
          <text:p/>
        </draw:polygon>
        <draw:frame draw:style-name="gr4" draw:text-style-name="P4" draw:layer="layout" svg:width="18.998cm" svg:height="10.55cm" svg:x="1.163cm" svg:y="9.645cm">
          <draw:image xlink:href="Pictures/100000010000054A000002F0B6B0FD0A.png" xlink:type="simple" xlink:show="embed" xlink:actuate="onLoad" draw:mime-type="image/png">
            <text:p/>
          </draw:image>
        </draw:frame>
      </draw:page>
      <draw:page draw:name="page5" draw:style-name="dp1" draw:master-page-name="master-page3">
        <draw:polygon draw:style-name="gr3" draw:text-style-name="P1" draw:layer="layout" svg:width="20.998cm" svg:height="29.699cm" svg:x="0cm" svg:y="0cm" svg:viewBox="0 0 20999 29700" draw:points="0,0 20999,0 20999,29700 0,29700">
          <text:p/>
        </draw:polygon>
        <draw:frame draw:style-name="gr4" draw:text-style-name="P4" draw:layer="layout" svg:width="18.998cm" svg:height="10.55cm" svg:x="1.163cm" svg:y="9.645cm">
          <draw:image xlink:href="Pictures/100000010000054A000002F0B6B0FD0A.png" xlink:type="simple" xlink:show="embed" xlink:actuate="onLoad" draw:mime-type="image/png">
            <text:p/>
          </draw:image>
        </draw:frame>
      </draw:page>
      <draw:page draw:name="page6" draw:style-name="dp1" draw:master-page-name="master-page3">
        <draw:polygon draw:style-name="gr3" draw:text-style-name="P1" draw:layer="layout" svg:width="20.998cm" svg:height="29.699cm" svg:x="0cm" svg:y="0cm" svg:viewBox="0 0 20999 29700" draw:points="0,0 20999,0 20999,29700 0,29700">
          <text:p/>
        </draw:polygon>
        <draw:frame draw:style-name="gr4" draw:text-style-name="P4" draw:layer="layout" svg:width="18.998cm" svg:height="10.55cm" svg:x="1.163cm" svg:y="9.645cm">
          <draw:image xlink:href="Pictures/100000010000054A000002F03FC617E9.png" xlink:type="simple" xlink:show="embed" xlink:actuate="onLoad" draw:mime-type="image/png">
            <text:p/>
          </draw:image>
        </draw:frame>
      </draw:page>
      <draw:page draw:name="page7" draw:style-name="dp1" draw:master-page-name="master-page3">
        <draw:polygon draw:style-name="gr3" draw:text-style-name="P1" draw:layer="layout" svg:width="20.998cm" svg:height="29.699cm" svg:x="0cm" svg:y="0cm" svg:viewBox="0 0 20999 29700" draw:points="0,0 20999,0 20999,29700 0,29700">
          <text:p/>
        </draw:polygon>
        <draw:frame draw:style-name="gr4" draw:text-style-name="P4" draw:layer="layout" svg:width="18.998cm" svg:height="10.55cm" svg:x="1.163cm" svg:y="12.741cm">
          <draw:image xlink:href="Pictures/100000010000054A000002F0176BF15A.png" xlink:type="simple" xlink:show="embed" xlink:actuate="onLoad" draw:mime-type="image/png">
            <text:p/>
          </draw:image>
        </draw:frame>
      </draw:page>
      <draw:page draw:name="page8" draw:style-name="dp1" draw:master-page-name="master-page3">
        <draw:polygon draw:style-name="gr3" draw:text-style-name="P1" draw:layer="layout" svg:width="20.998cm" svg:height="29.699cm" svg:x="0cm" svg:y="0cm" svg:viewBox="0 0 20999 29700" draw:points="0,0 20999,0 20999,29700 0,29700">
          <text:p/>
        </draw:polygon>
        <draw:frame draw:style-name="gr4" draw:text-style-name="P4" draw:layer="layout" svg:width="18.998cm" svg:height="10.55cm" svg:x="1.163cm" svg:y="12.741cm">
          <draw:image xlink:href="Pictures/100000010000054A000002F072CEA387.png" xlink:type="simple" xlink:show="embed" xlink:actuate="onLoad" draw:mime-type="image/png">
            <text:p/>
          </draw:image>
        </draw:frame>
      </draw:page>
      <draw:page draw:name="page9" draw:style-name="dp1" draw:master-page-name="master-page3">
        <draw:polygon draw:style-name="gr3" draw:text-style-name="P1" draw:layer="layout" svg:width="20.998cm" svg:height="29.699cm" svg:x="0cm" svg:y="0cm" svg:viewBox="0 0 20999 29700" draw:points="0,0 20999,0 20999,29700 0,29700">
          <text:p/>
        </draw:polygon>
        <draw:frame draw:style-name="gr4" draw:text-style-name="P4" draw:layer="layout" svg:width="18.998cm" svg:height="10.55cm" svg:x="1.163cm" svg:y="12.741cm">
          <draw:image xlink:href="Pictures/100000010000054A000002F0D278C6FD.png" xlink:type="simple" xlink:show="embed" xlink:actuate="onLoad" draw:mime-type="image/png">
            <text:p/>
          </draw:image>
        </draw:frame>
      </draw:page>
      <draw:page draw:name="page10" draw:style-name="dp1" draw:master-page-name="master-page3">
        <draw:polygon draw:style-name="gr3" draw:text-style-name="P1" draw:layer="layout" svg:width="20.998cm" svg:height="29.699cm" svg:x="0cm" svg:y="0cm" svg:viewBox="0 0 20999 29700" draw:points="0,0 20999,0 20999,29700 0,29700">
          <text:p/>
        </draw:polygon>
        <draw:frame draw:style-name="gr4" draw:text-style-name="P4" draw:layer="layout" svg:width="18.998cm" svg:height="10.55cm" svg:x="1.163cm" svg:y="12.741cm">
          <draw:image xlink:href="Pictures/100000010000054A000002F0D6576173.png" xlink:type="simple" xlink:show="embed" xlink:actuate="onLoad" draw:mime-type="image/png">
            <text:p/>
          </draw:image>
        </draw:frame>
      </draw:page>
      <draw:page draw:name="page11" draw:style-name="dp1" draw:master-page-name="master-page3">
        <draw:polygon draw:style-name="gr3" draw:text-style-name="P1" draw:layer="layout" svg:width="20.998cm" svg:height="29.699cm" svg:x="0cm" svg:y="0cm" svg:viewBox="0 0 20999 29700" draw:points="0,0 20999,0 20999,29700 0,29700">
          <text:p/>
        </draw:polygon>
        <draw:frame draw:style-name="gr4" draw:text-style-name="P4" draw:layer="layout" svg:width="18.998cm" svg:height="10.55cm" svg:x="1.163cm" svg:y="12.741cm">
          <draw:image xlink:href="Pictures/100000010000054A000002F02FD64F3B.png" xlink:type="simple" xlink:show="embed" xlink:actuate="onLoad" draw:mime-type="image/png">
            <text:p/>
          </draw:image>
        </draw:frame>
      </draw:page>
      <draw:page draw:name="page12" draw:style-name="dp1" draw:master-page-name="master-page3">
        <draw:polygon draw:style-name="gr3" draw:text-style-name="P1" draw:layer="layout" svg:width="20.998cm" svg:height="29.699cm" svg:x="0cm" svg:y="0cm" svg:viewBox="0 0 20999 29700" draw:points="0,0 20999,0 20999,29700 0,29700">
          <text:p/>
        </draw:polygon>
        <draw:frame draw:style-name="gr4" draw:text-style-name="P4" draw:layer="layout" svg:width="18.998cm" svg:height="10.55cm" svg:x="1.163cm" svg:y="12.741cm">
          <draw:image xlink:href="Pictures/100000010000054A000002F099FE025D.png" xlink:type="simple" xlink:show="embed" xlink:actuate="onLoad" draw:mime-type="image/png">
            <text:p/>
          </draw:image>
        </draw:frame>
      </draw:page>
      <draw:page draw:name="page13" draw:style-name="dp1" draw:master-page-name="master-page3">
        <draw:polygon draw:style-name="gr3" draw:text-style-name="P1" draw:layer="layout" svg:width="20.998cm" svg:height="29.699cm" svg:x="0cm" svg:y="0cm" svg:viewBox="0 0 20999 29700" draw:points="0,0 20999,0 20999,29700 0,29700">
          <text:p/>
        </draw:polygon>
        <draw:frame draw:style-name="gr4" draw:text-style-name="P4" draw:layer="layout" svg:width="18.998cm" svg:height="10.55cm" svg:x="1.163cm" svg:y="12.741cm">
          <draw:image xlink:href="Pictures/100000010000054A000002F0E498A2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2T20:06:19.134810341</dc:date>
    <meta:editing-duration>PT9H39M30S</meta:editing-duration>
    <meta:editing-cycles>1</meta:editing-cycles>
    <meta:document-statistic meta:object-count="27"/>
    <meta:generator>LibreOffice/24.2.6.2$Linux_X86_64 LibreOffice_project/420$Build-2</meta:generator>
  </office:meta>
</office:document-meta>
</file>